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41edc" officeooo:paragraph-rsid="00141edc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1edc" officeooo:paragraph-rsid="00141ed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1edc" officeooo:paragraph-rsid="00141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1edc" officeooo:paragraph-rsid="00141ed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511a" officeooo:paragraph-rsid="0016511a"/>
    </style:style>
    <style:style style:name="P6" style:family="paragraph" style:parent-style-name="Standard">
      <style:paragraph-properties fo:text-align="start" style:justify-single-word="false"/>
      <style:text-properties officeooo:rsid="0015b881" officeooo:paragraph-rsid="0015b881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6511a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41edc" officeooo:paragraph-rsid="00141edc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41edc" officeooo:paragraph-rsid="00141edc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41edc" officeooo:paragraph-rsid="001651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b881" officeooo:paragraph-rsid="0015b881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15b881" officeooo:paragraph-rsid="0015b881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normal" officeooo:rsid="00197fd7" officeooo:paragraph-rsid="00197f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97fd7" officeooo:paragraph-rsid="00197fd7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41edc" officeooo:paragraph-rsid="00141ed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41ed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5b881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6837f" style:font-size-asian="10.5pt" style:font-weight-asian="normal" style:font-size-complex="12pt" style:font-weight-complex="normal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</text:p>
      <text:p text:style-name="P14">Méca :</text:p>
      <text:list xml:id="list2493516292" text:style-name="L5">
        <text:list-item>
          <text:p text:style-name="P13">Perez</text:p>
        </text:list-item>
      </text:list>
      <text:p text:style-name="P3">Électricité/Moteur :</text:p>
      <text:p text:style-name="P2"><text:span text:style-name="T7">Rétroaction et oscillateur </text:span>: </text:p>
      <text:list xml:id="list205470338" text:style-name="L1">
        <text:list-item>
          <text:p text:style-name="P8">BFR EM 3</text:p>
        </text:list-item>
        <text:list-item>
          <text:p text:style-name="P8">Dunot PSI/PSI*</text:p>
        </text:list-item>
        <text:list-item>
          <text:p text:style-name="P15"><text:span text:style-name="T1">cours de Jérémy Neveu </text:span><text:span text:style-name="T3">(Pas les transformées de Laplace ! )</text:span></text:p>
        </text:list-item>
      </text:list>
      <text:p text:style-name="P4"><text:span text:style-name="T3">Conversion puissance electro-méca</text:span><text:span text:style-name="T1">:</text:span></text:p>
      <text:list xml:id="list458128578" text:style-name="L2">
        <text:list-item>
          <text:p text:style-name="P9">Dunot PSI/PSI*</text:p>
        </text:list-item>
        <text:list-item>
          <text:p text:style-name="P9">cours de Jérémy Neveu</text:p>
        </text:list-item>
      </text:list>
      <text:p text:style-name="P11"/>
      <text:p text:style-name="P6"><text:span text:style-name="T5">Physique du solide :</text:span><text:span text:style-name="T1"> </text:span></text:p>
      <text:p text:style-name="P5"><text:span text:style-name="T1">Milieu ferromg/</text:span><text:span text:style-name="T4">para</text:span><text:span text:style-name="T1">:</text:span></text:p>
      <text:list xml:id="list2368803719" text:style-name="L3">
        <text:list-item>
          <text:p text:style-name="P10">Dunot PSI/PSI*</text:p>
        </text:list-item>
        <text:list-item>
          <text:p text:style-name="P7"><text:span text:style-name="T2">F</text:span>EYNMAN, LEIGHTON, SANDS, Le cours de physique de Feynman, Électro-magnétisme 2, Dunod.</text:p>
        </text:list-item>
      </text:list>
      <text:p text:style-name="P6"><text:span text:style-name="T6">Conduction dans les métaux :</text:span><text:span text:style-name="T1"> </text:span></text:p>
      <text:list xml:id="list2239884592" text:style-name="L4">
        <text:list-item>
          <text:p text:style-name="P12">Cours Moteur et transformateur de <text:s/>Jérémy Neve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07:57:15.737000000</meta:creation-date>
    <dc:date>2020-03-25T10:28:44.018000000</dc:date>
    <meta:editing-duration>PT20H36M7S</meta:editing-duration>
    <meta:editing-cycles>4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17" meta:word-count="76" meta:character-count="442" meta:non-whitespace-character-count="388"/>
  </office:meta>
</office:document-meta>
</file>